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 style:list-style-name="L3">
      <style:text-properties style:font-name="Arial" fo:font-weight="bold" style:font-weight-asian="bold" style:font-name-complex="Arial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 style:list-style-name="WW8Num2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style:font-name-complex="Arial"/>
    </style:style>
    <style:style style:name="P9" style:family="paragraph" style:parent-style-name="Standard" style:list-style-name="WW8Num5">
      <style:text-properties style:font-name="Arial" style:font-name-complex="Arial"/>
    </style:style>
    <style:style style:name="P10" style:family="paragraph" style:parent-style-name="Standard" style:list-style-name="L3">
      <style:text-properties style:font-name="Arial" style:font-name-complex="Arial"/>
    </style:style>
    <style:style style:name="P11" style:family="paragraph" style:parent-style-name="Standard" style:list-style-name="L1"/>
    <style:style style:name="P12" style:family="paragraph" style:parent-style-name="List_20_Paragraph">
      <style:text-properties style:font-name="Arial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UC3: Print Receipt</text:p>
      <text:p text:style-name="P3"/>
      <text:p text:style-name="Standard"><text:span text:style-name="T1">Scope : </text:span><text:span text:style-name="T2">anucana system</text:span></text:p>
      <text:p text:style-name="P4"/>
      <text:p text:style-name="Standard"><text:span text:style-name="T1">Level ( user-goal / sub-function ) :</text:span><text:span text:style-name="T2"> user-goal</text:span></text:p>
      <text:p text:style-name="P4"/>
      <text:p text:style-name="Standard"><text:span text:style-name="T1">Primary Actor : </text:span><text:span text:style-name="T2">Community Member</text:span></text:p>
      <text:p text:style-name="P4"/>
      <text:p text:style-name="P4">Stakeholder and Interests : </text:p>
      <text:list xml:id="list5863067393957677406" text:style-name="WW8Num2">
        <text:list-item>
          <text:p text:style-name="P7">None other than Community Member himself / herself as its a “ease of use feature”.</text:p>
        </text:list-item>
      </text:list>
      <text:p text:style-name="P4"/>
      <text:p text:style-name="Standard"><text:span text:style-name="T1">Preconditions : </text:span></text:p>
      <text:list xml:id="list885150665207091212" text:style-name="L1">
        <text:list-item>
          <text:p text:style-name="P11"><text:span text:style-name="T2">User is authenticated and authorized to see the the events of the community.</text:span></text:p>
        </text:list-item>
        <text:list-item>
          <text:p text:style-name="P11"><text:span text:style-name="T2">User is able to book an event.</text:span></text:p>
        </text:list-item>
        <text:list-item>
          <text:p text:style-name="P11"><text:span text:style-name="T2">User is able to search his booked event and sees “Print Receipt” button </text:span></text:p>
        </text:list-item>
      </text:list>
      <text:p text:style-name="P4"/>
      <text:p text:style-name="Standard"><text:span text:style-name="T1">Success Guarantee ( or Post Conditions ) : </text:span><text:span text:style-name="T2">User is able to generate and print the receipt for his booked event</text:span></text:p>
      <text:p text:style-name="P4"/>
      <text:p text:style-name="P4">Main Success Scenario (or Basic Flow ):</text:p>
      <text:list xml:id="list4779707306702582354" text:style-name="WW8Num4">
        <text:list-item>
          <text:p text:style-name="P8">User clicks the “Print Receipt” button on “My Transactions” page</text:p>
        </text:list-item>
        <text:list-item>
          <text:p text:style-name="P8">System generates and displays the receipt in pdf format which clearly mentions :</text:p>
          <text:list>
            <text:list-item>
              <text:p text:style-name="P8">The Topic of event</text:p>
            </text:list-item>
            <text:list-item>
              <text:p text:style-name="P8">A brief description of the event</text:p>
            </text:list-item>
            <text:list-item>
              <text:p text:style-name="P8">Transaction Id </text:p>
            </text:list-item>
            <text:list-item>
              <text:p text:style-name="P8">Date and Venue</text:p>
            </text:list-item>
            <text:list-item>
              <text:p text:style-name="P8">Special logistics preferences availed by the user ( like fooding / commutation )</text:p>
            </text:list-item>
          </text:list>
          <text:p text:style-name="P8"/>
        </text:list-item>
      </text:list>
      <text:p text:style-name="P4"/>
      <text:p text:style-name="P4">Extensions ( or Alternative Flows ): <text:span text:style-name="T3">None</text:span></text:p>
      <text:p text:style-name="P6"><text:s text:c="5"/></text:p>
      <text:p text:style-name="P6"><text:span text:style-name="T4">Special Requirements:</text:span></text:p>
      <text:list xml:id="list5929342748297752957" text:style-name="L3">
        <text:list-item>
          <text:p text:style-name="P10"><text:span text:style-name="T3">The time to generate the receipt should not be more than 1 sec. </text:span></text:p>
        </text:list-item>
        <text:list-item>
          <text:p text:style-name="P10"><text:span text:style-name="T3">It should be possible to navigate back to the main application from the generated receipt page.</text:span></text:p>
          <text:p text:style-name="P5"/>
        </text:list-item>
      </text:list>
      <text:p text:style-name="P4">Technology and Data Variations List:</text:p>
      <text:p text:style-name="P4"/>
      <text:p text:style-name="Standard"><text:span text:style-name="T1">Frequency of Occurrence: </text:span><text:span text:style-name="T2">Could be nearly continuous.</text:span></text:p>
      <text:p text:style-name="P4"/>
      <text:p text:style-name="P4">Open Issues : 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2T08:19:11.16</meta:creation-date>
    <dc:date>2013-11-12T09:03:35.19</dc:date>
    <dc:creator>Arvind Srivastava</dc:creator>
    <meta:editing-duration>PT37M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7" meta:word-count="221" meta:character-count="1231"/>
  </office:meta>
</office:document-meta>
</file>